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2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06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2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1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22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2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0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6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1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31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0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2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1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2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0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07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0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1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0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1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1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0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1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1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0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6512" calcext:value-type="float">
            <text:p>5.3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1152" calcext:value-type="float">
            <text:p>5.6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46311111111" calcext:value-type="float">
            <text:p>5.75146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315644444445" calcext:value-type="float">
            <text:p>5.753156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48971428571" calcext:value-type="float">
            <text:p>5.22448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49353846154" calcext:value-type="float">
            <text:p>5.06249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427111111111" calcext:value-type="float">
            <text:p>5.10427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56992" calcext:value-type="float">
            <text:p>5.108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959555555556" calcext:value-type="float">
            <text:p>5.08959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0064" calcext:value-type="float">
            <text:p>5.3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046" calcext:value-type="float">
            <text:p>5.321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3746" calcext:value-type="float">
            <text:p>5.33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12485714286" calcext:value-type="float">
            <text:p>5.46212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333572413793" calcext:value-type="float">
            <text:p>5.56333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465875862069" calcext:value-type="float">
            <text:p>5.45465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69114285714" calcext:value-type="float">
            <text:p>5.25769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38634482759" calcext:value-type="float">
            <text:p>5.11438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530114285714" calcext:value-type="float">
            <text:p>5.1853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092275862069" calcext:value-type="float">
            <text:p>5.28092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601723076923" calcext:value-type="float">
            <text:p>5.296017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43310344828" calcext:value-type="float">
            <text:p>5.29143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08206451613" calcext:value-type="float">
            <text:p>5.3760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50620689655" calcext:value-type="float">
            <text:p>5.41650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768387096774" calcext:value-type="float">
            <text:p>5.5576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8096" calcext:value-type="float">
            <text:p>5.7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576903225806" calcext:value-type="float">
            <text:p>5.8457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43096774194" calcext:value-type="float">
            <text:p>5.6604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732" calcext:value-type="float">
            <text:p>5.60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493677419355" calcext:value-type="float">
            <text:p>5.4549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78912" calcext:value-type="float">
            <text:p>5.3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475174193548" calcext:value-type="float">
            <text:p>5.4247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369828571429" calcext:value-type="float">
            <text:p>5.42369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575522580645" calcext:value-type="float">
            <text:p>5.4157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72384" calcext:value-type="float">
            <text:p>5.38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5132" calcext:value-type="float">
            <text:p>5.401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137393548387" calcext:value-type="float">
            <text:p>5.5113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3032" calcext:value-type="float">
            <text:p>5.6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351948387097" calcext:value-type="float">
            <text:p>5.6435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99329032258" calcext:value-type="float">
            <text:p>5.5629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7504" calcext:value-type="float">
            <text:p>5.41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813548387097" calcext:value-type="float">
            <text:p>5.2381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72336" calcext:value-type="float">
            <text:p>5.24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01225806452" calcext:value-type="float">
            <text:p>5.2600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479657142857" calcext:value-type="float">
            <text:p>5.28479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544025806452" calcext:value-type="float">
            <text:p>5.2554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013651612903" calcext:value-type="float">
            <text:p>5.3201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22168" calcext:value-type="float">
            <text:p>5.3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036180645161" calcext:value-type="float">
            <text:p>5.5003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1792" calcext:value-type="float">
            <text:p>5.65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021677419355" calcext:value-type="float">
            <text:p>5.7902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267483870968" calcext:value-type="float">
            <text:p>5.7926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5324" calcext:value-type="float">
            <text:p>5.580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100387096774" calcext:value-type="float">
            <text:p>5.4510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06192" calcext:value-type="float">
            <text:p>5.36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8412" calcext:value-type="float">
            <text:p>5.358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162703448276" calcext:value-type="float">
            <text:p>5.37162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67584" calcext:value-type="float">
            <text:p>5.35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87096774194" calcext:value-type="float">
            <text:p>5.3708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91788" calcext:value-type="float">
            <text:p>5.469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979483870968" calcext:value-type="float">
            <text:p>5.6097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04688" calcext:value-type="float">
            <text:p>5.63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412" calcext:value-type="float">
            <text:p>5.650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131019354839" calcext:value-type="float">
            <text:p>5.5913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02912" calcext:value-type="float">
            <text:p>5.5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39883870968" calcext:value-type="float">
            <text:p>5.4893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94304" calcext:value-type="float">
            <text:p>5.39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20116129032" calcext:value-type="float">
            <text:p>5.4072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398028571429" calcext:value-type="float">
            <text:p>5.39398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315264516129" calcext:value-type="float">
            <text:p>5.3631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87096774194" calcext:value-type="float">
            <text:p>5.3708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97428" calcext:value-type="float">
            <text:p>5.409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692051612903" calcext:value-type="float">
            <text:p>5.4969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054344827586" calcext:value-type="float">
            <text:p>5.53054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818116129032" calcext:value-type="float">
            <text:p>5.6281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580735483871" calcext:value-type="float">
            <text:p>5.3658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28088" calcext:value-type="float">
            <text:p>5.30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826541935484" calcext:value-type="float">
            <text:p>5.3682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8236" calcext:value-type="float">
            <text:p>5.522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02387096774" calcext:value-type="float">
            <text:p>5.6110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9463" calcext:value-type="float">
            <text:p>5.6094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063922580645" calcext:value-type="float">
            <text:p>5.6306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117974193548" calcext:value-type="float">
            <text:p>5.8011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93456" calcext:value-type="float">
            <text:p>5.8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15016" calcext:value-type="float">
            <text:p>6.12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9776" calcext:value-type="float">
            <text:p>6.37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88224516129" calcext:value-type="float">
            <text:p>6.0888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278477419355" calcext:value-type="float">
            <text:p>5.7627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118" calcext:value-type="float">
            <text:p>5.6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48012903226" calcext:value-type="float">
            <text:p>5.6604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3128" calcext:value-type="float">
            <text:p>5.7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14967741935" calcext:value-type="float">
            <text:p>5.7941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88485714286" calcext:value-type="float">
            <text:p>5.82788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21264516129" calcext:value-type="float">
            <text:p>5.8432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749466666667" calcext:value-type="float">
            <text:p>5.94749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30228571429" calcext:value-type="float">
            <text:p>6.06530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236857142857" calcext:value-type="float">
            <text:p>6.43236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384844444444" calcext:value-type="float">
            <text:p>6.463848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51371428571" calcext:value-type="float">
            <text:p>6.17851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19485714286" calcext:value-type="float">
            <text:p>6.0221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89777777778" calcext:value-type="float">
            <text:p>5.75789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817504" calcext:value-type="float">
            <text:p>5.698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89866666667" calcext:value-type="float">
            <text:p>6.0048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94496" calcext:value-type="float">
            <text:p>5.9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82428571429" calcext:value-type="float">
            <text:p>5.66982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6692" calcext:value-type="float">
            <text:p>5.5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74052173913" calcext:value-type="float">
            <text:p>5.626740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193426086957" calcext:value-type="float">
            <text:p>5.80193426086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850818181818" calcext:value-type="float">
            <text:p>5.72850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205913043478" calcext:value-type="float">
            <text:p>5.542059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25872" calcext:value-type="float">
            <text:p>5.6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82032" calcext:value-type="float">
            <text:p>5.5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95392" calcext:value-type="float">
            <text:p>5.6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2996" calcext:value-type="float">
            <text:p>5.6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5282" calcext:value-type="float">
            <text:p>5.685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502" calcext:value-type="float">
            <text:p>5.8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026" calcext:value-type="float">
            <text:p>5.8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5812" calcext:value-type="float">
            <text:p>6.1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6564" calcext:value-type="float">
            <text:p>6.0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3828" calcext:value-type="float">
            <text:p>6.2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3892" calcext:value-type="float">
            <text:p>5.9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3164" calcext:value-type="float">
            <text:p>5.5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0804" calcext:value-type="float">
            <text:p>5.6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974" calcext:value-type="float">
            <text:p>5.5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988" calcext:value-type="float">
            <text:p>5.3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6316" calcext:value-type="float">
            <text:p>5.5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8776" calcext:value-type="float">
            <text:p>4.9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1036" calcext:value-type="float">
            <text:p>5.2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638" calcext:value-type="float">
            <text:p>5.3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00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96" meta:object-count="0"/>
    <meta:user-defined meta:name="AppVersion">3.0</meta:user-defined>
  </office:meta>
</office:document-meta>
</file>